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09e" officeooo:paragraph-rsid="00040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fmgkmfgkasdmkafmkasdfmks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5:38:00.896993346</meta:creation-date>
    <dc:date>2023-09-08T15:38:19.660489317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27" meta:non-whitespace-character-count="27"/>
    <meta:generator>LibreOffice/7.3.7.2$Linux_X86_64 LibreOffice_project/30$Build-2</meta:generator>
  </office:meta>
</office:document-meta>
</file>